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njamin F. Tel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10, 1891</text:p>
      <text:p text:style-name="P6">Month<text:tab/><text:tab/><text:tab/><text:tab/><text:tab/><text:tab/>Octo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BENJAMIN F. TELLER.<text:tab/>TELEPHONE NO. 1906.<text:tab/>JOSEPH R. TELLER./ WILLS RECEIPTED FOR AND SAFELY KEPT FREE OF CHARGE./ MONEY securely invested in Mort-/gages and Ground Rents./ <text:s/>ACT AS EXECUTORS, ADMINISTRATORS, TRUSTEES AND/ GUARDIANS./ <text:s/>NEGOTIATE LOANS on Ground/ Rents, Mortgages and Mortgage/ Collateral/ <text:s/>Fire Insurance./ <text:s/>Accident Insurance./ <text:s/>Title Insurance./ <text:s/>Life Insurance./ <text:s/>BUY AND SELL REAL ESTATE, TAKE GENERAL CHARGE AND/ MANAGEMENT OF PROPERTY./ <text:s/>SPECAIL ATTENTION given to the/ Execution of Wills and Admin-/istering to Estates./ <text:s/>LOANS SECURED ON FIRST AND SECOND MORTGAGE, PAYABLE/ AT THE EXPIRATION OF A FIXED PERIOD OF YEARS/ OR IN MONTHLY OR OTHER INSTALMENTS./</text:p>
      <text:p text:style-name="P2">BENJAMIN F. TELLER &amp; BRO.,/</text:p>
      <text:p text:style-name="P2">Law, Conveyancing, Collections,/</text:p>
      <text:p text:style-name="P3">OSCAR B. TELLER,/ ATTORNEY AT LAW./</text:p>
      <text:p text:style-name="P2">Real Estate, Mortgages, Notaries Public,/</text:p>
      <text:p text:style-name="P2">GENERAL AGENTS FOR PHILADELPHIA OF/</text:p>
      <text:p text:style-name="P2"><text:soft-page-break/>THE UNITED STATES MUTUAL ACCIDENT ASSOCIATION OF NEW YORK,/</text:p>
      <text:p text:style-name="P2">AND OF/</text:p>
      <text:p text:style-name="P2">THE MUTUAL BENEFIT COMPANY OF PENNSYLVANIA, with Abe Schelsinger as Asst. General Agent,/</text:p>
      <text:p text:style-name="P2">606 CHESTNUT STREET,/</text:p>
      <text:p text:style-name="P4">PHILADEPHIA, October 10, 1891./</text:p>
      <text:p text:style-name="P3">Dear Sir:-/</text:p>
      <text:p text:style-name="P3"><text:tab/>The Board of Directors of the Congregation Rodef Sholom/ desires to postpone the Celebration of the 25th Anniversary of the/ arrival of Doctor Jastrow from Wednesday evening October 21st to/ Wednesday evening November 4th 1891, provided it will suit your/ convenience as well as all the other parties who are to take part/ in the Celebration. <text:s/>I would be pleased to hear from you./ <text:s/>Yours Respectfully,/ B F Teller/</text:p>
      <text:p text:style-name="P3">Rev. Dr. Sabato Morais,/</text:p>
      <text:p text:style-name="P3"><text:tab/>546 N. 5th St., Phil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06:10.87</meta:creation-date>
    <dc:date>2011-11-29T12:13:54.19</dc:date>
    <dc:creator>Penn Libraries</dc:creator>
    <meta:editing-duration>PT00H07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98" meta:character-count="2806"/>
  </office:meta>
</office:document-meta>
</file>